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A000000940392F25C.png" manifest:media-type="image/png"/>
  <manifest:file-entry manifest:full-path="Pictures/100002010000018000000098C0B1D536.png" manifest:media-type="image/png"/>
  <manifest:file-entry manifest:full-path="Pictures/10000201000003E0000000CA293510AA.png" manifest:media-type="image/png"/>
  <manifest:file-entry manifest:full-path="Pictures/10000201000003E0000001A1F6A73BB4.png" manifest:media-type="image/png"/>
  <manifest:file-entry manifest:full-path="Pictures/10000201000003E0000001814BA3F7D6.png" manifest:media-type="image/png"/>
  <manifest:file-entry manifest:full-path="Pictures/1000020100000181000000D79A818F70957BF218.png" manifest:media-type="image/png"/>
  <manifest:file-entry manifest:full-path="Pictures/100002010000012C000000695A32E07366ABFB0E.png" manifest:media-type="image/png"/>
  <manifest:file-entry manifest:full-path="Pictures/10000201000003CF00000108D46019AE.png" manifest:media-type="image/png"/>
  <manifest:file-entry manifest:full-path="Pictures/100002010000017C000000A24768C994.png" manifest:media-type="image/png"/>
  <manifest:file-entry manifest:full-path="Pictures/1000020100000186000000A8CF5005F7.png" manifest:media-type="image/png"/>
  <manifest:file-entry manifest:full-path="Pictures/10000000000001E00000016841AAFB60.jpg" manifest:media-type="image/jpeg"/>
  <manifest:file-entry manifest:full-path="Pictures/100002010000018E0000009A9F528D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gu 1C3" svg:font-family="'Migu 1C'" style:font-pitch="variable"/>
    <style:font-face style:name="Migu 1C2" svg:font-family="'Migu 1C'" style:font-adornments="標準" style:font-pitch="variable"/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4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3.764cm" fo:min-width="24.214cm" fo:padding-top="0.15cm" fo:padding-bottom="0.15cm" fo:padding-left="0.275cm" fo:padding-right="0.275cm" fo:wrap-option="wrap" draw:shadow-opacity="80%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6.018cm" fo:min-width="24.77cm" fo:padding-top="0.15cm" fo:padding-bottom="0.15cm" fo:padding-left="0.275cm" fo:padding-right="0.275cm" fo:wrap-option="wrap" draw:shadow-opacity="80%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97cm"/>
    </style:style>
    <style:style style:name="gr9" style:family="graphic" style:parent-style-name="standard">
      <style:graphic-properties draw:stroke="none" draw:fill-color="#83cc83" draw:textarea-horizontal-align="justify" draw:textarea-vertical-align="middle" draw:auto-grow-height="false" fo:min-height="1.05cm" fo:min-width="14.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11" style:family="graphic" style:parent-style-name="standard">
      <style:graphic-properties draw:stroke="none" draw:fill-color="#83cc83" draw:textarea-horizontal-align="justify" draw:textarea-vertical-align="middle" draw:auto-grow-height="false" fo:min-height="8.326cm" fo:min-width="1.4cm"/>
    </style:style>
    <style:style style:name="gr12" style:family="graphic" style:parent-style-name="standard">
      <style:graphic-properties svg:stroke-width="0.2cm" svg:stroke-color="#83cc83" draw:marker-start-width="0.5cm" draw:marker-end-width="0.5cm" draw:fill-color="#ffffff" draw:textarea-horizontal-align="justify" draw:textarea-vertical-align="middle" draw:auto-grow-height="false" fo:min-height="2.514cm" fo:min-width="11.338cm" fo:padding-top="0.225cm" fo:padding-bottom="0.225cm" fo:padding-left="0.35cm" fo:padding-right="0.35cm" fo:wrap-option="no-wrap"/>
    </style:style>
    <style:style style:name="gr13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4.124cm" fo:min-width="20.374cm" fo:padding-top="0.15cm" fo:padding-bottom="0.15cm" fo:padding-left="0.275cm" fo:padding-right="0.275cm" fo:wrap-option="wrap" draw:shadow-opacity="80%"/>
    </style:style>
    <style:style style:name="pr1" style:family="presentation" style:parent-style-name="top-title">
      <style:graphic-properties fo:min-height="1.678cm"/>
    </style:style>
    <style:style style:name="pr2" style:family="presentation" style:parent-style-name="top-title">
      <style:graphic-properties fo:min-height="6.285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Answer-title">
      <style:graphic-properties fo:min-height="3.541cm"/>
    </style:style>
    <style:style style:name="pr5" style:family="presentation" style:parent-style-name="Answer-notes">
      <style:graphic-properties draw:fill-color="#ffffff" fo:min-height="13.364cm"/>
    </style:style>
    <style:style style:name="pr6" style:family="presentation" style:parent-style-name="Question02_20_h1-title">
      <style:graphic-properties draw:auto-grow-height="true" fo:min-height="5.2cm"/>
    </style:style>
    <style:style style:name="pr7" style:family="presentation" style:parent-style-name="Question02_20_h1-notes">
      <style:graphic-properties draw:fill-color="#ffffff" draw:auto-grow-height="true" fo:min-height="13.364cm"/>
    </style:style>
    <style:style style:name="pr8" style:family="presentation" style:parent-style-name="Question01_20_h1_5f_-title">
      <style:graphic-properties draw:auto-grow-height="true" fo:min-height="2.4cm"/>
    </style:style>
    <style:style style:name="pr9" style:family="presentation" style:parent-style-name="Question01_20_h1_5f_-notes">
      <style:graphic-properties draw:fill-color="#ffffff" draw:auto-grow-height="true" fo:min-height="13.364cm"/>
    </style:style>
    <style:style style:name="pr10" style:family="presentation" style:parent-style-name="標準_20_2-title">
      <style:graphic-properties draw:auto-grow-height="true" fo:min-height="3.506cm"/>
    </style:style>
    <style:style style:name="pr11" style:family="presentation" style:parent-style-name="標準_20_2-notes">
      <style:graphic-properties draw:fill-color="#ffffff" draw:auto-grow-height="true" fo:min-height="13.364cm"/>
    </style:style>
    <style:style style:name="P1" style:family="paragraph">
      <style:text-properties fo:color="#83cc83" style:font-name="Migu 1C" fo:font-size="60pt" style:font-name-asian="Migu 1C" style:font-size-asian="60pt" style:font-size-complex="60pt"/>
    </style:style>
    <style:style style:name="P2" style:family="paragraph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Migu 1C" fo:font-size="40pt" style:font-name-asian="Migu 1C" style:font-size-asian="40pt" style:font-size-complex="40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83cc83" fo:font-weight="bold" style:font-size-asian="18pt" style:font-weight-asian="bold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-color="#ffffff" draw:opacity="80%"/>
      <style:paragraph-properties fo:text-align="start"/>
      <style:text-properties fo:color="#279227" style:font-name="Migu 1C" style:font-name-asian="Migu 1C" style:font-size-asian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style:font-size-asian="20pt"/>
    </style:style>
    <style:style style:name="P12" style:family="paragraph">
      <loext:graphic-properties draw:fill-color="#ffffff"/>
      <style:text-properties fo:font-size="28.1000003814697pt" style:font-size-asian="20pt"/>
    </style:style>
    <style:style style:name="P13" style:family="paragraph">
      <style:text-properties style:font-name="Migu 1C" style:font-name-asian="Migu 1C"/>
    </style:style>
    <style:style style:name="P14" style:family="paragraph">
      <loext:graphic-properties draw:fill-color="#ffffff"/>
      <style:text-properties fo:font-size="20pt" style:font-size-asian="20pt"/>
    </style:style>
    <style:style style:name="P15" style:family="paragraph">
      <loext:graphic-properties draw:fill-color="#83cc83"/>
      <style:paragraph-properties fo:text-align="center"/>
    </style:style>
    <style:style style:name="P16" style:family="paragraph">
      <loext:graphic-properties draw:fill="none" draw:fill-color="#ffffff"/>
      <style:text-properties fo:color="#83cc83" style:font-name="Migu 1C3" fo:font-size="96pt" fo:font-weight="bold" style:font-size-asian="96pt" style:font-weight-asian="bold" style:font-size-complex="96pt" style:font-weight-complex="bold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-color="#ffffff"/>
      <style:paragraph-properties fo:text-align="center"/>
      <style:text-properties fo:color="#666666" fo:font-size="24pt" style:font-size-asian="24pt" style:font-size-complex="24pt"/>
    </style:style>
    <style:style style:name="T1" style:family="text">
      <style:text-properties fo:color="#83cc83" style:font-name="Migu 1C" fo:font-size="32pt" style:font-name-asian="Migu 1C" style:font-size-asian="32pt" style:font-size-complex="32pt"/>
    </style:style>
    <style:style style:name="T2" style:family="text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T3" style:family="text">
      <style:text-properties style:font-name="Migu 1C" fo:font-size="40pt" style:font-name-asian="Migu 1C" style:font-size-asian="40pt" style:font-size-complex="40pt"/>
    </style:style>
    <style:style style:name="T4" style:family="text">
      <style:text-properties fo:color="#83cc83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279227" style:font-name="Migu 1C" fo:font-size="32pt" style:font-name-asian="Migu 1C" style:font-size-asian="32pt" style:font-size-complex="32pt"/>
    </style:style>
    <style:style style:name="T6" style:family="text">
      <style:text-properties style:font-name="Migu 1C" style:font-name-asian="Migu 1C"/>
    </style:style>
    <style:style style:name="T7" style:family="text">
      <style:text-properties fo:color="#83cc83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83cc83" style:font-name="Migu 1C3" fo:font-size="96pt" fo:font-weight="bold" style:font-size-asian="96pt" style:font-weight-asian="bold" style:font-size-complex="96pt" style:font-weight-complex="bold"/>
    </style:style>
    <style:style style:name="T9" style:family="text">
      <style:text-properties fo:color="#666666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1" draw:layer="layout" svg:width="11.8cm" svg:height="1.678cm" svg:x="0.6cm" svg:y="0.573cm" presentation:class="title" presentation:user-transformed="true">
          <draw:text-box>
            <text:p><text:span text:style-name="T1">ぐらみんへようこそ！</text:span></text:p>
          </draw:text-box>
        </draw:frame>
        <draw:frame presentation:style-name="pr2" draw:text-style-name="P2" draw:layer="layout" svg:width="22.6cm" svg:height="6.285cm" svg:x="2.7cm" svg:y="6.25cm" presentation:class="title" presentation:user-transformed="true">
          <draw:text-box>
            <text:p><text:span text:style-name="T2">「端に触れたとき」を</text:span><text:span text:style-name="T2"><text:line-break/></text:span><text:span text:style-name="T2">命令しよう！</text:span></text:p>
          </draw:text-box>
        </draw:frame>
        <draw:frame draw:style-name="gr1" draw:text-style-name="P3" draw:layer="layout" svg:width="4.2cm" svg:height="1.469cm" svg:x="23.4cm" svg:y="19.132cm">
          <draw:image xlink:href="Pictures/100002010000012C000000695A32E07366ABFB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nswer" presentation:presentation-page-layout-name="AL2T19">
        <office:forms form:automatic-focus="false" form:apply-design-mode="false"/>
        <draw:frame presentation:style-name="pr4" draw:text-style-name="P5" draw:layer="layout" svg:width="25.199cm" svg:height="3.541cm" svg:x="0.201cm" svg:y="1.93cm" presentation:class="title" presentation:user-transformed="true">
          <draw:text-box>
            <text:p><text:span text:style-name="T3">「端に触れたとき」を命令しよう（１）</text:span></text:p>
          </draw:text-box>
        </draw:frame>
        <draw:frame draw:style-name="gr3" draw:text-style-name="P7" draw:layer="layout" svg:width="27cm" svg:height="2.139cm" svg:x="0.6cm" svg:y="6.003cm">
          <draw:text-box>
            <text:p text:style-name="P6"><text:span text:style-name="T4">まずはこのブロックを作ってみよう！</text:span></text:p>
          </draw:text-box>
        </draw:frame>
        <draw:custom-shape draw:style-name="gr4" draw:text-style-name="P9" draw:layer="layout" svg:width="25.202cm" svg:height="4.502cm" svg:x="1.399cm" svg:y="15.6cm">
          <text:p text:style-name="P8"><text:span text:style-name="T5">「端（はし）に触（ふ）れたときにしたいこと」はこのブロックの間にはさも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5" draw:text-style-name="P10" draw:layer="layout" svg:width="14.995cm" svg:height="6.458cm" svg:x="6.503cm" svg:y="8.442cm">
          <draw:image xlink:href="Pictures/1000020100000186000000A8CF5005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Answer" presentation:presentation-page-layout-name="AL2T19">
        <office:forms form:automatic-focus="false" form:apply-design-mode="false"/>
        <draw:frame presentation:style-name="pr4" draw:text-style-name="P5" draw:layer="layout" svg:width="25.199cm" svg:height="3.541cm" svg:x="0.201cm" svg:y="1.93cm" presentation:class="title" presentation:user-transformed="true">
          <draw:text-box>
            <text:p><text:span text:style-name="T3">「端に触れたとき」を命令しよう（２）</text:span></text:p>
          </draw:text-box>
        </draw:frame>
        <draw:custom-shape draw:style-name="gr6" draw:text-style-name="P9" draw:layer="layout" svg:width="26.002cm" svg:height="7cm" svg:x="1.2cm" svg:y="13.2cm">
          <text:p text:style-name="P8"><text:span text:style-name="T5">ただし「端に触れた」の場合「上の端」も「下の端」も「右の端」も「左の端」も「端」になってしまう。</text:span></text:p>
          <text:p text:style-name="P8"><text:span text:style-name="T5">これでうまくいかない時には「座標（ざひょう）」を使お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5" draw:text-style-name="P10" draw:layer="layout" svg:width="14.396cm" svg:height="6.2cm" svg:x="6.802cm" svg:y="6.3cm">
          <draw:image xlink:href="Pictures/1000020100000186000000A8CF5005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Question02_20_h1" presentation:presentation-page-layout-name="AL2T19">
        <office:forms form:automatic-focus="false" form:apply-design-mode="false"/>
        <draw:frame presentation:style-name="pr6" draw:text-style-name="P13" draw:layer="layout" svg:width="22.599cm" svg:height="5.2cm" svg:x="5.2cm" svg:y="5.8cm" presentation:class="title">
          <draw:text-box>
            <text:p><text:span text:style-name="T6">座標（ざひょう）ってなに？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Question01_20_h1_5f_" presentation:presentation-page-layout-name="AL2T19">
        <draw:frame draw:style-name="gr7" draw:text-style-name="P10" draw:layer="layout" svg:width="19cm" svg:height="14.248cm" svg:x="2.4cm" svg:y="6.052cm">
          <draw:image xlink:href="Pictures/10000000000001E00000016841AAFB60.jpg" xlink:type="simple" xlink:show="embed" xlink:actuate="onLoad">
            <text:p/>
          </draw:image>
        </draw:frame>
        <draw:frame presentation:style-name="pr8" draw:layer="layout" svg:width="25.199cm" svg:height="2.4cm" svg:x="0.201cm" svg:y="2.5cm" presentation:class="title">
          <draw:text-box>
            <text:p>座標（ざひょう）ってなに？（1）</text:p>
          </draw:text-box>
        </draw:frame>
        <draw:frame draw:style-name="gr8" draw:text-style-name="P7" draw:layer="layout" svg:width="27cm" svg:height="2.347cm" svg:x="0.6cm" svg:y="6.004cm">
          <draw:text-box>
            <text:p text:style-name="P6"><text:span text:style-name="T7">場所を表す言葉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Question01_20_h1_5f_" presentation:presentation-page-layout-name="AL2T19">
        <draw:frame draw:style-name="gr7" draw:text-style-name="P10" draw:layer="layout" svg:width="16.2cm" svg:height="12.148cm" svg:x="2.4cm" svg:y="8.152cm">
          <draw:image xlink:href="Pictures/10000000000001E00000016841AAFB60.jpg" xlink:type="simple" xlink:show="embed" xlink:actuate="onLoad">
            <text:p/>
          </draw:image>
        </draw:frame>
        <draw:frame presentation:style-name="pr8" draw:layer="layout" svg:width="25.199cm" svg:height="2.4cm" svg:x="0.201cm" svg:y="2.5cm" presentation:class="title">
          <draw:text-box>
            <text:p>座標（ざひょう）ってなに？（2）</text:p>
          </draw:text-box>
        </draw:frame>
        <draw:frame draw:style-name="gr8" draw:text-style-name="P7" draw:layer="layout" svg:width="27cm" svg:height="2.347cm" svg:x="0.6cm" svg:y="6.004cm">
          <draw:text-box>
            <text:p text:style-name="P6"><text:span text:style-name="T7">横のことを「</text:span><text:span text:style-name="T7">X</text:span><text:span text:style-name="T7">（エックス）」という</text:span></text:p>
          </draw:text-box>
        </draw:frame>
        <draw:custom-shape draw:style-name="gr9" draw:text-style-name="P15" draw:layer="layout" svg:width="16.8cm" svg:height="2.6cm" svg:x="2cm" svg:y="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6" draw:layer="layout" svg:width="4.6cm" svg:height="4.976cm" svg:x="21.4cm" svg:y="11.6cm">
          <draw:text-box>
            <text:p><text:span text:style-name="T8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Question01_20_h1_5f_" presentation:presentation-page-layout-name="AL2T19">
        <draw:frame draw:style-name="gr7" draw:text-style-name="P10" draw:layer="layout" svg:width="16.2cm" svg:height="12.148cm" svg:x="2.4cm" svg:y="8.152cm">
          <draw:image xlink:href="Pictures/10000000000001E00000016841AAFB60.jpg" xlink:type="simple" xlink:show="embed" xlink:actuate="onLoad">
            <text:p/>
          </draw:image>
        </draw:frame>
        <draw:frame presentation:style-name="pr8" draw:layer="layout" svg:width="25.199cm" svg:height="2.4cm" svg:x="0.201cm" svg:y="2.5cm" presentation:class="title">
          <draw:text-box>
            <text:p>座標（ざひょう）ってなに？（3）</text:p>
          </draw:text-box>
        </draw:frame>
        <draw:frame draw:style-name="gr8" draw:text-style-name="P7" draw:layer="layout" svg:width="27cm" svg:height="2.347cm" svg:x="0.6cm" svg:y="6.004cm">
          <draw:text-box>
            <text:p text:style-name="P6"><text:span text:style-name="T7">縦のことを「</text:span><text:span text:style-name="T7">Y</text:span><text:span text:style-name="T7">（ワイ）」という</text:span></text:p>
          </draw:text-box>
        </draw:frame>
        <draw:frame draw:style-name="gr10" draw:text-style-name="P16" draw:layer="layout" svg:width="4.6cm" svg:height="4.976cm" svg:x="21.4cm" svg:y="11.6cm">
          <draw:text-box>
            <text:p><text:span text:style-name="T8">Y</text:span></text:p>
          </draw:text-box>
        </draw:frame>
        <draw:custom-shape draw:style-name="gr11" draw:text-style-name="P15" draw:layer="layout" svg:width="3.8cm" svg:height="9.8cm" svg:x="8.6cm" svg:y="9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_20_2" presentation:presentation-page-layout-name="AL2T19">
        <draw:frame presentation:style-name="pr10" draw:layer="layout" svg:width="23.2cm" svg:height="3.506cm" svg:x="1.4cm" svg:y="6.891cm" presentation:class="title">
          <draw:text-box>
            <text:p>ステージの座標を知ろう！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Question01_20_h1_5f_" presentation:presentation-page-layout-name="AL2T19">
        <draw:frame draw:style-name="gr7" draw:text-style-name="P10" draw:layer="layout" svg:width="19cm" svg:height="14.248cm" svg:x="2.4cm" svg:y="6.052cm">
          <draw:image xlink:href="Pictures/10000000000001E00000016841AAFB60.jpg" xlink:type="simple" xlink:show="embed" xlink:actuate="onLoad">
            <text:p/>
          </draw:image>
        </draw:frame>
        <draw:frame presentation:style-name="pr8" draw:layer="layout" svg:width="25.199cm" svg:height="2.4cm" svg:x="0.201cm" svg:y="2.5cm" presentation:class="title">
          <draw:text-box>
            <text:p>ステージの座標を知ろう（1）</text:p>
          </draw:text-box>
        </draw:frame>
        <draw:custom-shape draw:style-name="gr12" draw:text-style-name="P18" draw:layer="layout" svg:width="13cm" svg:height="3.2cm" svg:x="13.6cm" svg:y="15.6cm">
          <text:p text:style-name="P3"><text:span text:style-name="T9">ステージの中央は</text:span></text:p>
          <text:p text:style-name="P3"><text:span text:style-name="T9">X</text:span><text:span text:style-name="T9">座標が０、</text:span><text:span text:style-name="T9">Y</text:span><text:span text:style-name="T9">座標が０</text:span></text:p>
          <draw:enhanced-geometry svg:viewBox="0 0 21600 21600" draw:text-areas="800 800 20800 20800" draw:type="round-rectangular-callout" draw:modifiers="-1123.11360664564 -13171.88378631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Question01_20_h1_5f_" presentation:presentation-page-layout-name="AL2T19">
        <draw:frame draw:style-name="gr7" draw:text-style-name="P10" draw:layer="layout" svg:width="19cm" svg:height="14.248cm" svg:x="2.4cm" svg:y="6.052cm">
          <draw:image xlink:href="Pictures/10000000000001E00000016841AAFB60.jpg" xlink:type="simple" xlink:show="embed" xlink:actuate="onLoad">
            <text:p/>
          </draw:image>
        </draw:frame>
        <draw:frame presentation:style-name="pr8" draw:layer="layout" svg:width="25.199cm" svg:height="2.4cm" svg:x="0.201cm" svg:y="2.5cm" presentation:class="title">
          <draw:text-box>
            <text:p>ステージの座標を知ろう（2）</text:p>
          </draw:text-box>
        </draw:frame>
        <draw:custom-shape draw:style-name="gr12" draw:text-style-name="P18" draw:layer="layout" svg:width="13cm" svg:height="3.2cm" svg:x="13.6cm" svg:y="15.6cm">
          <text:p text:style-name="P3"><text:span text:style-name="T9">ステージの右はしは</text:span></text:p>
          <text:p text:style-name="P3"><text:span text:style-name="T9">X</text:span><text:span text:style-name="T9">座標が</text:span><text:span text:style-name="T9">240</text:span><text:span text:style-name="T9">、</text:span><text:span text:style-name="T9">Y</text:span><text:span text:style-name="T9">座標が０</text:span></text:p>
          <draw:enhanced-geometry svg:viewBox="0 0 21600 21600" draw:text-areas="800 800 20800 20800" draw:type="round-rectangular-callout" draw:modifiers="13482.3475117299 -11275.72633552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Question01_20_h1_5f_" presentation:presentation-page-layout-name="AL2T19">
        <draw:frame draw:style-name="gr7" draw:text-style-name="P10" draw:layer="layout" svg:width="19cm" svg:height="14.248cm" svg:x="6.4cm" svg:y="6.052cm">
          <draw:image xlink:href="Pictures/10000000000001E00000016841AAFB60.jpg" xlink:type="simple" xlink:show="embed" xlink:actuate="onLoad">
            <text:p/>
          </draw:image>
        </draw:frame>
        <draw:frame presentation:style-name="pr8" draw:layer="layout" svg:width="25.199cm" svg:height="2.4cm" svg:x="0.201cm" svg:y="2.5cm" presentation:class="title">
          <draw:text-box>
            <text:p>ステージの座標を知ろう（3）</text:p>
          </draw:text-box>
        </draw:frame>
        <draw:custom-shape draw:style-name="gr12" draw:text-style-name="P18" draw:layer="layout" svg:width="13cm" svg:height="3.2cm" svg:x="1.6cm" svg:y="15.6cm">
          <text:p text:style-name="P3"><text:span text:style-name="T9">ステージの左はしは</text:span></text:p>
          <text:p text:style-name="P3"><text:span text:style-name="T9">X</text:span><text:span text:style-name="T9">座標が </text:span><text:span text:style-name="T9">-240</text:span><text:span text:style-name="T9">、</text:span><text:span text:style-name="T9">Y</text:span><text:span text:style-name="T9">座標が０</text:span></text:p>
          <draw:enhanced-geometry svg:viewBox="0 0 21600 21600" draw:text-areas="800 800 20800 20800" draw:type="round-rectangular-callout" draw:modifiers="8077.77863241289 -11552.38987816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Question01_20_h1_5f_" presentation:presentation-page-layout-name="AL2T19">
        <draw:frame draw:style-name="gr7" draw:text-style-name="P10" draw:layer="layout" svg:width="19cm" svg:height="14.248cm" svg:x="4.5cm" svg:y="6.052cm">
          <draw:image xlink:href="Pictures/10000000000001E00000016841AAFB60.jpg" xlink:type="simple" xlink:show="embed" xlink:actuate="onLoad">
            <text:p/>
          </draw:image>
        </draw:frame>
        <draw:frame presentation:style-name="pr8" draw:layer="layout" svg:width="25.199cm" svg:height="2.4cm" svg:x="0.201cm" svg:y="2.5cm" presentation:class="title">
          <draw:text-box>
            <text:p>ステージの座標を知ろう（4）</text:p>
          </draw:text-box>
        </draw:frame>
        <draw:custom-shape draw:style-name="gr12" draw:text-style-name="P18" draw:layer="layout" svg:width="13cm" svg:height="3.2cm" svg:x="0.2cm" svg:y="8cm">
          <text:p text:style-name="P3"><text:span text:style-name="T9">ステージの上はしは</text:span></text:p>
          <text:p text:style-name="P3"><text:span text:style-name="T9">X</text:span><text:span text:style-name="T9">座標が０、</text:span><text:span text:style-name="T9">Y</text:span><text:span text:style-name="T9">座標が </text:span><text:span text:style-name="T9">180</text:span></text:p>
          <draw:enhanced-geometry svg:viewBox="0 0 21600 21600" draw:text-areas="800 800 20800 20800" draw:type="round-rectangular-callout" draw:modifiers="20940.4199676948 -10641.42455482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Question01_20_h1_5f_" presentation:presentation-page-layout-name="AL2T19">
        <draw:frame draw:style-name="gr7" draw:text-style-name="P10" draw:layer="layout" svg:width="19cm" svg:height="14.248cm" svg:x="4.5cm" svg:y="6.052cm">
          <draw:image xlink:href="Pictures/10000000000001E00000016841AAFB60.jpg" xlink:type="simple" xlink:show="embed" xlink:actuate="onLoad">
            <text:p/>
          </draw:image>
        </draw:frame>
        <draw:frame presentation:style-name="pr8" draw:layer="layout" svg:width="25.199cm" svg:height="2.4cm" svg:x="0.201cm" svg:y="2.5cm" presentation:class="title">
          <draw:text-box>
            <text:p>ステージの座標を知ろう（5）</text:p>
          </draw:text-box>
        </draw:frame>
        <draw:custom-shape draw:style-name="gr12" draw:text-style-name="P18" draw:layer="layout" svg:width="13cm" svg:height="3.2cm" svg:x="0.6cm" svg:y="15cm">
          <text:p text:style-name="P3"><text:span text:style-name="T9">ステージの下はしは</text:span></text:p>
          <text:p text:style-name="P3"><text:span text:style-name="T9">X</text:span><text:span text:style-name="T9">座標が０、</text:span><text:span text:style-name="T9">Y</text:span><text:span text:style-name="T9">座標が </text:span><text:span text:style-name="T9">-180</text:span></text:p>
          <draw:enhanced-geometry svg:viewBox="0 0 21600 21600" draw:text-areas="800 800 20800 20800" draw:type="round-rectangular-callout" draw:modifiers="21139.789246981 32315.65135895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_20_2" presentation:presentation-page-layout-name="AL2T19">
        <draw:frame presentation:style-name="pr10" draw:layer="layout" svg:width="23.2cm" svg:height="3.506cm" svg:x="1.4cm" svg:y="6.891cm" presentation:class="title">
          <draw:text-box>
            <text:p>座標を使って端を命令しよう！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swer" presentation:presentation-page-layout-name="AL2T19">
        <draw:frame presentation:style-name="pr4" draw:text-style-name="P5" draw:layer="layout" svg:width="25.199cm" svg:height="3.541cm" svg:x="0.201cm" svg:y="1.93cm" presentation:class="title" presentation:user-transformed="true">
          <draw:text-box>
            <text:p><text:span text:style-name="T3">座標を使って命令しよう（１）</text:span></text:p>
          </draw:text-box>
        </draw:frame>
        <draw:custom-shape draw:style-name="gr13" draw:text-style-name="P9" draw:layer="layout" svg:width="21.402cm" svg:height="4.902cm" svg:x="3.299cm" svg:y="15.2cm">
          <text:p text:style-name="P8"><text:span text:style-name="T5">「右端」は「</text:span><text:span text:style-name="T5">X</text:span><text:span text:style-name="T5">座標が </text:span><text:span text:style-name="T5">240 </text:span><text:span text:style-name="T5">の場所」なのでこのようなブロックで命令できる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5" draw:text-style-name="P10" draw:layer="layout" svg:width="14.286cm" svg:height="6.088cm" svg:x="6.857cm" svg:y="7.512cm">
          <draw:image xlink:href="Pictures/100002010000017C000000A24768C9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Answer" presentation:presentation-page-layout-name="AL2T19">
        <draw:frame presentation:style-name="pr4" draw:text-style-name="P5" draw:layer="layout" svg:width="25.199cm" svg:height="3.541cm" svg:x="0.201cm" svg:y="1.93cm" presentation:class="title" presentation:user-transformed="true">
          <draw:text-box>
            <text:p><text:span text:style-name="T3">座標を使って命令しよう（２）</text:span></text:p>
          </draw:text-box>
        </draw:frame>
        <draw:custom-shape draw:style-name="gr13" draw:text-style-name="P9" draw:layer="layout" svg:width="21.402cm" svg:height="4.902cm" svg:x="3.299cm" svg:y="15.2cm">
          <text:p text:style-name="P8"><text:span text:style-name="T5">「左端」は「</text:span><text:span text:style-name="T5">X</text:span><text:span text:style-name="T5">座標が </text:span><text:span text:style-name="T5">-240 </text:span><text:span text:style-name="T5">の場所」なのでこのようなブロックで命令できる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5" draw:text-style-name="P10" draw:layer="layout" svg:width="14.286cm" svg:height="6.088cm" svg:x="6.857cm" svg:y="7.512cm">
          <draw:image xlink:href="Pictures/100002010000018E0000009A9F528D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Answer" presentation:presentation-page-layout-name="AL2T19">
        <draw:frame presentation:style-name="pr4" draw:text-style-name="P5" draw:layer="layout" svg:width="25.199cm" svg:height="3.541cm" svg:x="0.201cm" svg:y="1.93cm" presentation:class="title" presentation:user-transformed="true">
          <draw:text-box>
            <text:p><text:span text:style-name="T3">座標を使って命令しよう（３）</text:span></text:p>
          </draw:text-box>
        </draw:frame>
        <draw:custom-shape draw:style-name="gr13" draw:text-style-name="P9" draw:layer="layout" svg:width="21.402cm" svg:height="4.902cm" svg:x="3.299cm" svg:y="15.2cm">
          <text:p text:style-name="P8"><text:span text:style-name="T5">「上端」は「</text:span><text:span text:style-name="T5">Y</text:span><text:span text:style-name="T5">座標が </text:span><text:span text:style-name="T5">180 </text:span><text:span text:style-name="T5">の場所」なのでこのようなブロックで命令できる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5" draw:text-style-name="P10" draw:layer="layout" svg:width="14.286cm" svg:height="6.088cm" svg:x="6.857cm" svg:y="7.512cm">
          <draw:image xlink:href="Pictures/100002010000018000000098C0B1D53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Answer" presentation:presentation-page-layout-name="AL2T19">
        <draw:frame presentation:style-name="pr4" draw:text-style-name="P5" draw:layer="layout" svg:width="25.199cm" svg:height="3.541cm" svg:x="0.201cm" svg:y="1.93cm" presentation:class="title" presentation:user-transformed="true">
          <draw:text-box>
            <text:p><text:span text:style-name="T3">座標を使って命令しよう（４）</text:span></text:p>
          </draw:text-box>
        </draw:frame>
        <draw:custom-shape draw:style-name="gr13" draw:text-style-name="P9" draw:layer="layout" svg:width="21.402cm" svg:height="4.902cm" svg:x="3.299cm" svg:y="15.2cm">
          <text:p text:style-name="P8"><text:span text:style-name="T5">「下端」は「</text:span><text:span text:style-name="T5">Y</text:span><text:span text:style-name="T5">座標が </text:span><text:span text:style-name="T5">-180 </text:span><text:span text:style-name="T5">の場所」なのでこのようなブロックで命令できる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5" draw:text-style-name="P10" draw:layer="layout" svg:width="14.286cm" svg:height="6.088cm" svg:x="6.857cm" svg:y="7.512cm">
          <draw:image xlink:href="Pictures/100002010000018A000000940392F2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gu 1C3" svg:font-family="'Migu 1C'" style:font-pitch="variable"/>
    <style:font-face style:name="Migu 1C2" svg:font-family="'Migu 1C'" style:font-adornments="標準" style:font-pitch="variable"/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1" fo:font-family="'Migu 1C'" style:font-style-name="標準" style:font-family-generic="roman" style:font-pitch="variable" fo:font-size="18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2_20_h1-background" style:display-name="Question02 h1-background" style:family="presentation">
      <style:graphic-properties draw:stroke="none" draw:fill="none"/>
      <style:text-properties style:letter-kerning="true"/>
    </style:style>
    <style:style style:name="Question02_20_h1-backgroundobjects" style:display-name="Question02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2_20_h1-notes" style:display-name="Question02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2_20_h1-outline1" style:display-name="Question02 h1-outline1" style:family="presentation">
      <style:graphic-properties draw:stroke="none" draw:fill="none" draw:auto-grow-height="false" draw:fit-to-size="shrink-to-fit">
        <text:list-style style:name="Question02_20_h1-outline1" style:display-name="Question02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outline2" style:display-name="Question02 h1-outline2" style:family="presentation" style:parent-style-name="Question02_20_h1-outline1">
      <style:paragraph-properties fo:margin-top="0cm" fo:margin-bottom="0.4cm"/>
      <style:text-properties fo:font-size="28pt" style:font-size-asian="28pt" style:font-size-complex="28pt"/>
    </style:style>
    <style:style style:name="Question02_20_h1-outline3" style:display-name="Question02 h1-outline3" style:family="presentation" style:parent-style-name="Question02_20_h1-outline2">
      <style:paragraph-properties fo:margin-top="0cm" fo:margin-bottom="0.3cm"/>
      <style:text-properties fo:font-size="24pt" style:font-size-asian="24pt" style:font-size-complex="24pt"/>
    </style:style>
    <style:style style:name="Question02_20_h1-outline4" style:display-name="Question02 h1-outline4" style:family="presentation" style:parent-style-name="Question02_20_h1-outline3">
      <style:paragraph-properties fo:margin-top="0cm" fo:margin-bottom="0.2cm"/>
      <style:text-properties fo:font-size="20pt" style:font-size-asian="20pt" style:font-size-complex="20pt"/>
    </style:style>
    <style:style style:name="Question02_20_h1-outline5" style:display-name="Question02 h1-outline5" style:family="presentation" style:parent-style-name="Question02_20_h1-outline4">
      <style:paragraph-properties fo:margin-top="0cm" fo:margin-bottom="0.1cm"/>
      <style:text-properties fo:font-size="20pt" style:font-size-asian="20pt" style:font-size-complex="20pt"/>
    </style:style>
    <style:style style:name="Question02_20_h1-outline6" style:display-name="Question02 h1-outline6" style:family="presentation" style:parent-style-name="Question02_20_h1-outline5">
      <style:paragraph-properties fo:margin-top="0cm" fo:margin-bottom="0.1cm"/>
      <style:text-properties fo:font-size="20pt" style:font-size-asian="20pt" style:font-size-complex="20pt"/>
    </style:style>
    <style:style style:name="Question02_20_h1-outline7" style:display-name="Question02 h1-outline7" style:family="presentation" style:parent-style-name="Question02_20_h1-outline6">
      <style:paragraph-properties fo:margin-top="0cm" fo:margin-bottom="0.1cm"/>
      <style:text-properties fo:font-size="20pt" style:font-size-asian="20pt" style:font-size-complex="20pt"/>
    </style:style>
    <style:style style:name="Question02_20_h1-outline8" style:display-name="Question02 h1-outline8" style:family="presentation" style:parent-style-name="Question02_20_h1-outline7">
      <style:paragraph-properties fo:margin-top="0cm" fo:margin-bottom="0.1cm"/>
      <style:text-properties fo:font-size="20pt" style:font-size-asian="20pt" style:font-size-complex="20pt"/>
    </style:style>
    <style:style style:name="Question02_20_h1-outline9" style:display-name="Question02 h1-outline9" style:family="presentation" style:parent-style-name="Question02_20_h1-outline8">
      <style:paragraph-properties fo:margin-top="0cm" fo:margin-bottom="0.1cm"/>
      <style:text-properties fo:font-size="20pt" style:font-size-asian="20pt" style:font-size-complex="20pt"/>
    </style:style>
    <style:style style:name="Question02_20_h1-subtitle" style:display-name="Question02 h1-subtitle" style:family="presentation">
      <style:graphic-properties draw:stroke="none" draw:fill="none" draw:textarea-vertical-align="middle">
        <text:list-style style:name="Question02_20_h1-subtitle" style:display-name="Question02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title" style:display-name="Question02 h1-title" style:family="presentation">
      <style:graphic-properties draw:stroke="none" draw:fill="none" draw:textarea-vertical-align="middle">
        <text:list-style style:name="Question02_20_h1-title" style:display-name="Question02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_5f_-background" style:display-name="Question01 h1_-background" style:family="presentation">
      <style:graphic-properties draw:stroke="none" draw:fill="none"/>
      <style:text-properties style:letter-kerning="true"/>
    </style:style>
    <style:style style:name="Question01_20_h1_5f_-backgroundobjects" style:display-name="Question01 h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_5f_-notes" style:display-name="Question01 h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_5f_-outline1" style:display-name="Question01 h1_-outline1" style:family="presentation">
      <style:graphic-properties draw:stroke="none" draw:fill="none" draw:auto-grow-height="false" draw:fit-to-size="shrink-to-fit">
        <text:list-style style:name="Question01_20_h1_5f_-outline1" style:display-name="Question01 h1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outline2" style:display-name="Question01 h1_-outline2" style:family="presentation" style:parent-style-name="Question01_20_h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_5f_-outline3" style:display-name="Question01 h1_-outline3" style:family="presentation" style:parent-style-name="Question01_20_h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_5f_-outline4" style:display-name="Question01 h1_-outline4" style:family="presentation" style:parent-style-name="Question01_20_h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_5f_-outline5" style:display-name="Question01 h1_-outline5" style:family="presentation" style:parent-style-name="Question01_20_h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6" style:display-name="Question01 h1_-outline6" style:family="presentation" style:parent-style-name="Question01_20_h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7" style:display-name="Question01 h1_-outline7" style:family="presentation" style:parent-style-name="Question01_20_h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8" style:display-name="Question01 h1_-outline8" style:family="presentation" style:parent-style-name="Question01_20_h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9" style:display-name="Question01 h1_-outline9" style:family="presentation" style:parent-style-name="Question01_20_h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subtitle" style:display-name="Question01 h1_-subtitle" style:family="presentation">
      <style:graphic-properties draw:stroke="none" draw:fill="none" draw:textarea-vertical-align="middle">
        <text:list-style style:name="Question01_20_h1_5f_-subtitle" style:display-name="Question01 h1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title" style:display-name="Question01 h1_-title" style:family="presentation">
      <style:graphic-properties draw:stroke="none" draw:fill="none" draw:textarea-vertical-align="middle">
        <text:list-style style:name="Question01_20_h1_5f_-title" style:display-name="Question01 h1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Answer-background" style:family="presentation">
      <style:graphic-properties draw:stroke="none" draw:fill="none"/>
      <style:text-properties style:letter-kerning="true"/>
    </style:style>
    <style:style style:name="Answ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8.1000003814697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nswer-outline1" style:family="presentation">
      <style:graphic-properties draw:stroke="none" draw:fill="none" draw:auto-grow-height="false" draw:fit-to-size="shrink-to-fit">
        <text:list-style style:name="Answer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outline2" style:family="presentation" style:parent-style-name="Answ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nswer-outline3" style:family="presentation" style:parent-style-name="Answ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nswer-outline4" style:family="presentation" style:parent-style-name="Answ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nswer-outline5" style:family="presentation" style:parent-style-name="Answ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6" style:family="presentation" style:parent-style-name="Answ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7" style:family="presentation" style:parent-style-name="Answ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8" style:family="presentation" style:parent-style-name="Answ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9" style:family="presentation" style:parent-style-name="Answ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subtitle" style:family="presentation">
      <style:graphic-properties draw:stroke="none" draw:fill="none" draw:textarea-vertical-align="middle">
        <text:list-style style:name="Answer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title" style:family="presentation">
      <style:graphic-properties draw:stroke="none" draw:fill="none" draw:textarea-vertical-align="middle">
        <text:list-style style:name="Answer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5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標準_20_2-background" style:display-name="標準 2-background" style:family="presentation">
      <style:graphic-properties draw:stroke="none" draw:fill="none"/>
      <style:text-properties style:letter-kerning="true"/>
    </style:style>
    <style:style style:name="標準_20_2-backgroundobjects" style:display-name="標準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-notes" style:display-name="標準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_20_2-outline1" style:display-name="標準 2-outline1" style:family="presentation">
      <style:graphic-properties draw:stroke="none" draw:fill="none" draw:auto-grow-height="false" draw:fit-to-size="shrink-to-fit">
        <text:list-style style:name="標準_20_2-outline1" style:display-name="標準 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outline2" style:display-name="標準 2-outline2" style:family="presentation" style:parent-style-name="標準_20_2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_20_2-outline3" style:display-name="標準 2-outline3" style:family="presentation" style:parent-style-name="標準_20_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_20_2-outline4" style:display-name="標準 2-outline4" style:family="presentation" style:parent-style-name="標準_20_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_20_2-outline5" style:display-name="標準 2-outline5" style:family="presentation" style:parent-style-name="標準_20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-outline6" style:display-name="標準 2-outline6" style:family="presentation" style:parent-style-name="標準_20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-outline7" style:display-name="標準 2-outline7" style:family="presentation" style:parent-style-name="標準_20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-outline8" style:display-name="標準 2-outline8" style:family="presentation" style:parent-style-name="標準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-outline9" style:display-name="標準 2-outline9" style:family="presentation" style:parent-style-name="標準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-subtitle" style:display-name="標準 2-subtitle" style:family="presentation">
      <style:graphic-properties draw:stroke="none" draw:fill="none" draw:textarea-vertical-align="middle">
        <text:list-style style:name="標準_20_2-subtitle" style:display-name="標準 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title" style:display-name="標準 2-title" style:family="presentation">
      <style:graphic-properties draw:stroke="none" draw:fill="none" draw:textarea-vertical-align="middle">
        <text:list-style style:name="標準_20_2-title" style:display-name="標準 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2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Question02_20_h1-backgroundobjects">
      <style:graphic-properties draw:stroke="none" draw:fill="none" draw:fill-color="#ffffff" draw:auto-grow-height="false" fo:min-height="1.449cm"/>
    </style:style>
    <style:style style:name="Mpr4" style:family="presentation" style:parent-style-name="Question02_20_h1-backgroundobjects">
      <style:graphic-properties draw:stroke="none" draw:fill="none" draw:fill-color="#ffffff" draw:auto-grow-height="false" fo:min-height="1.485cm"/>
    </style:style>
    <style:style style:name="Mpr5" style:family="presentation" style:parent-style-name="Question02_20_h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7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8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Question01_20_h1_5f_-title">
      <style:graphic-properties draw:auto-grow-height="false" fo:min-height="3.507cm"/>
    </style:style>
    <style:style style:name="Mpr10" style:family="presentation" style:parent-style-name="Question01_20_h1_5f_-backgroundobjects">
      <style:graphic-properties draw:stroke="none" draw:fill="none" draw:fill-color="#ffffff" draw:auto-grow-height="false" fo:min-height="1.449cm"/>
    </style:style>
    <style:style style:name="Mpr11" style:family="presentation" style:parent-style-name="Question01_20_h1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Question01_20_h1_5f_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Answer-title">
      <style:graphic-properties draw:auto-grow-height="false" fo:min-height="3.507cm"/>
    </style:style>
    <style:style style:name="Mpr14" style:family="presentation" style:parent-style-name="Answer-backgroundobjects">
      <style:graphic-properties draw:stroke="none" draw:fill="none" draw:fill-color="#ffffff" draw:auto-grow-height="false" fo:min-height="1.449cm"/>
    </style:style>
    <style:style style:name="Mpr15" style:family="presentation" style:parent-style-name="Answer-backgroundobjects">
      <style:graphic-properties draw:stroke="none" draw:fill="none" draw:fill-color="#ffffff" draw:auto-grow-height="false" fo:min-height="1.485cm"/>
    </style:style>
    <style:style style:name="Mpr16" style:family="presentation" style:parent-style-name="Answer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標準_20_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標準_20_2-backgroundobjects">
      <style:graphic-properties draw:stroke="none" draw:fill="none" draw:fill-color="#ffffff" draw:auto-grow-height="false" fo:min-height="1.485cm"/>
    </style:style>
    <style:style style:name="Mpr19" style:family="presentation" style:parent-style-name="標準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</style:handout-master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9A818F70957BF218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2_20_h1" style:display-name="Question02 h1" style:page-layout-name="PM1" draw:style-name="Mdp1">
      <draw:frame draw:style-name="Mgr3" draw:text-style-name="MP5" draw:layer="backgroundobjects" svg:width="27.999cm" svg:height="10.871cm" svg:x="0.2cm" svg:y="0.6cm">
        <draw:image xlink:href="Pictures/10000201000003E0000001814BA3F7D6.png" xlink:type="simple" xlink:show="embed" xlink:actuate="onLoad">
          <text:p/>
        </draw:image>
      </draw:frame>
      <draw:frame presentation:style-name="Question02_20_h1-title" draw:layer="backgroundobjects" svg:width="22.599cm" svg:height="5.2cm" svg:x="5.2cm" svg:y="5.8cm" presentation:class="title" presentation:placeholder="true">
        <draw:text-box/>
      </draw:frame>
      <draw:frame presentation:style-name="Question02_20_h1-outline1" draw:layer="backgroundobjects" svg:width="24.639cm" svg:height="12.18cm" svg:x="1.4cm" svg:y="4.91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2_20_h1-title" draw:layer="backgroundobjects" svg:width="0.001cm" svg:height="0.001cm" svg:x="0cm" svg:y="2.257cm" presentation:class="page"/>
        <draw:frame presentation:style-name="Question02_20_h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11.78cm" svg:x="0cm" svg:y="0cm">
        <draw:image xlink:href="Pictures/10000201000003E0000001A1F6A73BB4.png" xlink:type="simple" xlink:show="embed" xlink:actuate="onLoad">
          <text:p/>
        </draw:image>
      </draw:frame>
      <draw:frame presentation:style-name="標準_20_6-title" draw:layer="backgroundobjects" svg:width="25.199cm" svg:height="3.506cm" svg:x="1.4cm" svg:y="3.837cm" presentation:class="title" presentation:placeholder="true">
        <draw:text-box/>
      </draw:frame>
      <draw:frame presentation:style-name="標準_20_6-outline1" draw:layer="backgroundobjects" svg:width="24.639cm" svg:height="12.18cm" svg:x="1.4cm" svg:y="8.8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1_5f_" style:display-name="Question01 h1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9" draw:text-style-name="MP8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9.58cm" svg:x="1.4cm" svg:y="6.22cm" presentation:class="outline">
        <draw:text-box>
          <text:list text:style-name="ML4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_5f_-title" draw:layer="backgroundobjects" svg:width="14.848cm" svg:height="11.136cm" svg:x="3.075cm" svg:y="2.257cm" presentation:class="page"/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Answer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13" draw:text-style-name="MP8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-outline1" draw:layer="backgroundobjects" svg:width="24.639cm" svg:height="12.18cm" svg:x="1.4cm" svg:y="4.914cm" presentation:class="outline" presentation:placeholder="true">
        <draw:text-box/>
      </draw:frame>
      <draw:frame presentation:style-name="Answer-outline1" draw:layer="backgroundobjects" svg:width="24.639cm" svg:height="12.637cm" svg:x="1.4cm" svg:y="6.22cm" presentation:class="outline">
        <draw:text-box>
          <text:list text:style-name="ML4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Answer-title" draw:layer="backgroundobjects" svg:width="14.848cm" svg:height="11.136cm" svg:x="3.075cm" svg:y="2.257cm" presentation:class="page"/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2" style:display-name="標準 2" style:page-layout-name="PM1" draw:style-name="Mdp1">
      <draw:frame presentation:style-name="標準_20_2-outline1" draw:layer="backgroundobjects" svg:width="24.639cm" svg:height="12.18cm" svg:x="1.4cm" svg:y="4.914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7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522cm" svg:height="7.453cm" svg:x="0.029cm" svg:y="4.918cm">
        <draw:image xlink:href="Pictures/10000201000003CF00000108D46019AE.png" xlink:type="simple" xlink:show="embed" xlink:actuate="onLoad">
          <text:p/>
        </draw:image>
      </draw:frame>
      <draw:frame presentation:style-name="標準_20_2-title" draw:layer="backgroundobjects" svg:width="23.2cm" svg:height="3.506cm" svg:x="1.4cm" svg:y="6.891cm" presentation:class="title" presentation:placeholder="true">
        <draw:text-box/>
      </draw:frame>
      <presentation:notes style:page-layout-name="PM2">
        <draw:page-thumbnail presentation:style-name="標準_20_2-title" draw:layer="backgroundobjects" svg:width="14.848cm" svg:height="11.136cm" svg:x="3.075cm" svg:y="2.257cm" presentation:class="page"/>
        <draw:frame presentation:style-name="標準_20_2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8-01-06T22:46:24.779697171</dc:date>
    <meta:editing-duration>P7DT8H4M26S</meta:editing-duration>
    <meta:editing-cycles>958</meta:editing-cycles>
    <meta:generator>LibreOffice/5.1.6.2$Linux_X86_64 LibreOffice_project/10m0$Build-2</meta:generator>
    <meta:document-statistic meta:object-count="176"/>
  </office:meta>
</office:document-meta>
</file>